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47c" officeooo:paragraph-rsid="00129858"/>
    </style:style>
    <style:style style:name="P2" style:family="paragraph" style:parent-style-name="Standard">
      <style:text-properties fo:font-weight="bold" officeooo:rsid="0002847c" officeooo:paragraph-rsid="00129858" style:font-weight-asian="bold" style:font-weight-complex="bold"/>
    </style:style>
    <style:style style:name="P3" style:family="paragraph" style:parent-style-name="Standard">
      <style:text-properties fo:font-weight="bold" officeooo:paragraph-rsid="00129858" style:font-weight-asian="bold" style:font-weight-complex="bold"/>
    </style:style>
    <style:style style:name="P4" style:family="paragraph" style:parent-style-name="Standard">
      <style:text-properties fo:font-weight="normal" officeooo:rsid="00129858" officeooo:paragraph-rsid="00129858" style:font-weight-asian="normal" style:font-weight-complex="normal"/>
    </style:style>
    <style:style style:name="P5" style:family="paragraph" style:parent-style-name="Standard">
      <style:text-properties officeooo:rsid="00129858" officeooo:paragraph-rsid="00129858"/>
    </style:style>
    <style:style style:name="P6" style:family="paragraph" style:parent-style-name="Heading_20_1">
      <style:paragraph-properties fo:text-align="center" style:justify-single-word="false"/>
      <style:text-properties officeooo:paragraph-rsid="00129858"/>
    </style:style>
    <style:style style:name="T1" style:family="text">
      <style:text-properties officeooo:rsid="0002847c"/>
    </style:style>
    <style:style style:name="T2" style:family="text">
      <style:text-properties fo:font-weight="bold" style:font-weight-asian="bold" style:font-weight-complex="bold"/>
    </style:style>
    <style:style style:name="T3" style:family="text">
      <style:text-properties officeooo:rsid="0003ab41"/>
    </style:style>
    <style:style style:name="T4" style:family="text">
      <style:text-properties officeooo:rsid="001298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étrospective de sprint <text:span text:style-name="T4">3</text:span></text:h>
      <text:p text:style-name="P1"/>
      <text:p text:style-name="P1"><text:span text:style-name="T2">Nom du scrum master du sprint :</text:span> Tartare Valentin</text:p>
      <text:p text:style-name="P1"/>
      <text:p text:style-name="P2">Ce que nous avons fait durant ce sprint :<text:line-break/></text:p>
      <text:p text:style-name="P1">- <text:span text:style-name="T4">Perfectionnement des fonctionnalités précédentes</text:span></text:p>
      <text:p text:style-name="P1"/>
      <text:p text:style-name="P2">Ce que nous allons faire durant le prochain sprint :</text:p>
      <text:p text:style-name="P1"><text:line-break/><text:span text:style-name="T4">Pour le prochain sprint nous essayerons de coder en AJAX afin de lier SERVEUR REST et le site WEB. Nous essayerons aussi par la d'ajouter du Dynamisme au site. Pour le prochain sprint nous essayerons de nous atteler à la création d'un rapport pour le technicien de maintenance.</text:span></text:p>
      <text:p text:style-name="P1"/>
      <text:h text:style-name="P6" text:outline-level="1">PDCA </text:h>
      <text:p text:style-name="P3"><text:span text:style-name="T1">Qu'avons nous testé durant ce sprint ?</text:span></text:p>
      <text:p text:style-name="P4">Les fonctionnalités déjà implémentées</text:p>
      <text:p text:style-name="P1"/>
      <text:p text:style-name="P1"><text:span text:style-name="T2">Qu'avons nous observé ?</text:span> </text:p>
      <text:p text:style-name="P5">Nous avons constaté que notre architecture était plutôt bonne et que nos fonctionnalités avec les améliorations données sont maintenant plus en adéquation avec les attentes du porteur de projet.</text:p>
      <text:p text:style-name="P1"/>
      <text:p text:style-name="P2">Quelle décision prenons nous suite à cette expérience ? </text:p>
      <text:p text:style-name="P4">Pour la suite, nous nous efforcerons de finaliser la Base de donnée et d'enfin lier nos réalisations entre elles.</text:p>
      <text:p text:style-name="P1"/>
      <text:p text:style-name="P2">Qu'allons nous tester durant les 2 prochaines heures ? </text:p>
      <text:p text:style-name="P4">Nous allons durant le prochaines heures, réaliser queklques nouvelles fonctionnalités tels que le formulaire de contact, la création DTO, l 'écriture de requêtes REST propres et la création de catégories AJAX</text:p>
      <text:p text:style-name="P1"/>
      <text:p text:style-name="P1"># Mémo</text:p>
      <text:p text:style-name="P1">N'oubliez pas d'ajouter une photo du radiateur d'information au moment de la rétrosp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TARTARE</meta:initial-creator>
    <meta:creation-date>2017-03-28T09:35:10.647306996</meta:creation-date>
    <dc:date>2017-03-28T09:49:15.276137292</dc:date>
    <dc:creator>Valentin TARTARE</dc:creator>
    <meta:editing-duration>PT14M4S</meta:editing-duration>
    <meta:editing-cycles>1</meta:editing-cycles>
    <meta:document-statistic meta:table-count="0" meta:image-count="0" meta:object-count="0" meta:page-count="1" meta:paragraph-count="17" meta:word-count="213" meta:character-count="1322" meta:non-whitespace-character-count="1120"/>
    <meta:generator>LibreOffice/4.3.3.2$Linux_X86_64 LibreOffice_project/430m0$Build-2</meta:generator>
  </office:meta>
</office:document-meta>
</file>